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319b0" officeooo:paragraph-rsid="001319b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319b0" officeooo:paragraph-rsid="001319b0" fo:background-color="#b4c7d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319b0" officeooo:paragraph-rsid="001319b0" fo:background-color="#ffbf0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319b0" officeooo:paragraph-rsid="001319b0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3adac" officeooo:paragraph-rsid="0013adac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4b97e" officeooo:paragraph-rsid="0014b97e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4b97e" officeooo:paragraph-rsid="003569b6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4b97e" officeooo:paragraph-rsid="0014b97e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4b97e" officeooo:paragraph-rsid="002001a7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4b97e" officeooo:paragraph-rsid="00259ae0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4b97e" officeooo:paragraph-rsid="0026ceb3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4b97e" officeooo:paragraph-rsid="0027fb97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4b97e" officeooo:paragraph-rsid="002eb687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4b97e" officeooo:paragraph-rsid="002fddfe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4b97e" officeooo:paragraph-rsid="0032f265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54559" officeooo:paragraph-rsid="00154559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5ad21" officeooo:paragraph-rsid="0015ad21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5ad21" officeooo:paragraph-rsid="002cd76b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5ad21" officeooo:paragraph-rsid="0033c11b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5ad21" officeooo:paragraph-rsid="0036ca90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d0f9" officeooo:paragraph-rsid="0018d0f9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8d0f9" officeooo:paragraph-rsid="0033c11b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a79aa" officeooo:paragraph-rsid="001a79aa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a79aa" officeooo:paragraph-rsid="0026ceb3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a79aa" officeooo:paragraph-rsid="002eb687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a79aa" officeooo:paragraph-rsid="0030f41f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a79aa" officeooo:paragraph-rsid="0032f265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a79aa" officeooo:paragraph-rsid="003569b6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b4c27" officeooo:paragraph-rsid="001b4c27" fo:background-color="transparent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b4c27" officeooo:paragraph-rsid="003569b6" fo:background-color="transparent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286e" officeooo:paragraph-rsid="001d286e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286e" officeooo:paragraph-rsid="0027fb97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8dcb" officeooo:paragraph-rsid="001d8dcb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59ae0" officeooo:paragraph-rsid="00259ae0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cd76b" officeooo:paragraph-rsid="002cd76b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cd76b" officeooo:paragraph-rsid="002eb687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eb687" officeooo:paragraph-rsid="002eb687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fddfe" officeooo:paragraph-rsid="002fddf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fddfe" officeooo:paragraph-rsid="0030f41f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2f265" officeooo:paragraph-rsid="0032f265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2f265" officeooo:paragraph-rsid="003569b6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5pt" style:text-underline-style="none" fo:font-weight="bold" officeooo:rsid="001319b0" officeooo:paragraph-rsid="001319b0" fo:background-color="#dee6ef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319b0" officeooo:paragraph-rsid="0038748b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3adac" officeooo:paragraph-rsid="0038748b" fo:background-color="transparent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4b97e" officeooo:paragraph-rsid="0038748b" fo:background-color="transparent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a79aa" officeooo:paragraph-rsid="0039404c" fo:background-color="transparent" style:font-size-asian="11pt" style:font-weight-asian="normal" style:font-size-complex="11pt" style:font-weight-complex="normal"/>
    </style:style>
    <style:style style:name="P47" style:family="paragraph">
      <style:paragraph-properties fo:text-align="center"/>
      <style:text-properties fo:font-size="12pt"/>
    </style:style>
    <style:style style:name="P48" style:family="paragraph">
      <style:paragraph-properties fo:text-align="center"/>
    </style:style>
    <style:style style:name="T1" style:family="text">
      <style:text-properties officeooo:rsid="0014b97e"/>
    </style:style>
    <style:style style:name="T2" style:family="text">
      <style:text-properties officeooo:rsid="00154559"/>
    </style:style>
    <style:style style:name="T3" style:family="text">
      <style:text-properties officeooo:rsid="00176499"/>
    </style:style>
    <style:style style:name="T4" style:family="text">
      <style:text-properties officeooo:rsid="001a7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8748b" style:font-weight-asian="bold" style:font-weight-complex="bold"/>
    </style:style>
    <style:style style:name="T7" style:family="text">
      <style:text-properties fo:font-weight="bold" fo:background-color="#dee6ef" loext:char-shading-value="0" style:font-weight-asian="bold" style:font-weight-complex="bold"/>
    </style:style>
    <style:style style:name="T8" style:family="text">
      <style:text-properties fo:font-weight="bold" officeooo:rsid="0013adac" fo:background-color="#dee6ef" loext:char-shading-value="0" style:font-weight-asian="bold" style:font-weight-complex="bold"/>
    </style:style>
    <style:style style:name="T9" style:family="text">
      <style:text-properties fo:font-weight="bold" officeooo:rsid="00176499" fo:background-color="#dee6ef" loext:char-shading-value="0" style:font-weight-asian="bold" style:font-weight-complex="bold"/>
    </style:style>
    <style:style style:name="T10" style:family="text">
      <style:text-properties fo:font-weight="bold" officeooo:rsid="001d286e" fo:background-color="#dee6ef" loext:char-shading-value="0" style:font-weight-asian="bold" style:font-weight-complex="bold"/>
    </style:style>
    <style:style style:name="T11" style:family="text">
      <style:text-properties fo:font-weight="bold" officeooo:rsid="0018d0f9" fo:background-color="#dee6ef" loext:char-shading-value="0" style:font-weight-asian="bold" style:font-weight-complex="bold"/>
    </style:style>
    <style:style style:name="T12" style:family="text">
      <style:text-properties fo:font-weight="bold" fo:background-color="#729fcf" loext:char-shading-value="0" style:font-weight-asian="bold" style:font-weight-complex="bold"/>
    </style:style>
    <style:style style:name="T13" style:family="text">
      <style:text-properties fo:font-weight="bold" fo:background-color="#f6f9d4" loext:char-shading-value="0" style:font-weight-asian="bold" style:font-weight-complex="bold"/>
    </style:style>
    <style:style style:name="T14" style:family="text">
      <style:text-properties fo:font-weight="bold" officeooo:rsid="00176499" fo:background-color="#f6f9d4" loext:char-shading-value="0" style:font-weight-asian="bold" style:font-weight-complex="bold"/>
    </style:style>
    <style:style style:name="T15" style:family="text">
      <style:text-properties fo:font-weight="bold" fo:background-color="#e8f2a1" loext:char-shading-value="0" style:font-weight-asian="bold" style:font-weight-complex="bold"/>
    </style:style>
    <style:style style:name="T16" style:family="text">
      <style:text-properties fo:font-weight="bold" fo:background-color="#d4ea6b" loext:char-shading-value="0" style:font-weight-asian="bold" style:font-weight-complex="bold"/>
    </style:style>
    <style:style style:name="T17" style:family="text">
      <style:text-properties fo:font-weight="bold" officeooo:rsid="0015ad21" fo:background-color="#d4ea6b" loext:char-shading-value="0" style:font-weight-asian="bold" style:font-weight-complex="bold"/>
    </style:style>
    <style:style style:name="T18" style:family="text">
      <style:text-properties fo:font-weight="bold" officeooo:rsid="002eb687" fo:background-color="#d4ea6b" loext:char-shading-value="0" style:font-weight-asian="bold" style:font-weight-complex="bold"/>
    </style:style>
    <style:style style:name="T19" style:family="text">
      <style:text-properties fo:font-weight="bold" officeooo:rsid="0033c11b" fo:background-color="#d4ea6b" loext:char-shading-value="0" style:font-weight-asian="bold" style:font-weight-complex="bold"/>
    </style:style>
    <style:style style:name="T20" style:family="text">
      <style:text-properties fo:font-weight="bold" officeooo:rsid="0036ca90" fo:background-color="#d4ea6b" loext:char-shading-value="0" style:font-weight-asian="bold" style:font-weight-complex="bold"/>
    </style:style>
    <style:style style:name="T21" style:family="text">
      <style:text-properties fo:font-weight="bold" fo:background-color="#b3cac7" loext:char-shading-value="0" style:font-weight-asian="bold" style:font-weight-complex="bold"/>
    </style:style>
    <style:style style:name="T22" style:family="text">
      <style:text-properties fo:font-weight="bold" officeooo:rsid="0014b97e" fo:background-color="#b3cac7" loext:char-shading-value="0" style:font-weight-asian="bold" style:font-weight-complex="bold"/>
    </style:style>
    <style:style style:name="T23" style:family="text">
      <style:text-properties fo:font-weight="bold" officeooo:rsid="0024ecb4" fo:background-color="#b3cac7" loext:char-shading-value="0" style:font-weight-asian="bold" style:font-weight-complex="bold"/>
    </style:style>
    <style:style style:name="T24" style:family="text">
      <style:text-properties fo:font-weight="bold" officeooo:rsid="001a79aa" fo:background-color="#b3cac7" loext:char-shading-value="0" style:font-weight-asian="bold" style:font-weight-complex="bold"/>
    </style:style>
    <style:style style:name="T25" style:family="text">
      <style:text-properties fo:font-weight="bold" fo:background-color="#b7b3ca" loext:char-shading-value="0" style:font-weight-asian="bold" style:font-weight-complex="bold"/>
    </style:style>
    <style:style style:name="T26" style:family="text">
      <style:text-properties fo:font-weight="bold" officeooo:rsid="0024ecb4" fo:background-color="#b7b3ca" loext:char-shading-value="0" style:font-weight-asian="bold" style:font-weight-complex="bold"/>
    </style:style>
    <style:style style:name="T27" style:family="text">
      <style:text-properties fo:font-weight="bold" officeooo:rsid="001a79aa" fo:background-color="#b7b3ca" loext:char-shading-value="0" style:font-weight-asian="bold" style:font-weight-complex="bold"/>
    </style:style>
    <style:style style:name="T28" style:family="text">
      <style:text-properties fo:font-weight="bold" fo:background-color="#f7d1d5" loext:char-shading-value="0" style:font-weight-asian="bold" style:font-weight-complex="bold"/>
    </style:style>
    <style:style style:name="T29" style:family="text">
      <style:text-properties fo:font-weight="bold" officeooo:rsid="001a79aa" fo:background-color="#f7d1d5" loext:char-shading-value="0" style:font-weight-asian="bold" style:font-weight-complex="bold"/>
    </style:style>
    <style:style style:name="T30" style:family="text">
      <style:text-properties fo:font-weight="bold" officeooo:rsid="0030f41f" fo:background-color="#f7d1d5" loext:char-shading-value="0" style:font-weight-asian="bold" style:font-weight-complex="bold"/>
    </style:style>
    <style:style style:name="T31" style:family="text">
      <style:text-properties fo:font-weight="bold" fo:background-color="#ffd8ce" loext:char-shading-value="0" style:font-weight-asian="bold" style:font-weight-complex="bold"/>
    </style:style>
    <style:style style:name="T32" style:family="text">
      <style:text-properties fo:font-weight="bold" officeooo:rsid="003569b6" fo:background-color="#ffd8ce" loext:char-shading-value="0" style:font-weight-asian="bold" style:font-weight-complex="bold"/>
    </style:style>
    <style:style style:name="T33" style:family="text">
      <style:text-properties fo:font-weight="bold" fo:background-color="#ffdbb6" loext:char-shading-value="0" style:font-weight-asian="bold" style:font-weight-complex="bold"/>
    </style:style>
    <style:style style:name="T34" style:family="text">
      <style:text-properties fo:font-weight="bold" fo:background-color="#ffb66c" loext:char-shading-value="0" style:font-weight-asian="bold" style:font-weight-complex="bold"/>
    </style:style>
    <style:style style:name="T35" style:family="text">
      <style:text-properties fo:font-weight="bold" officeooo:rsid="001d8dcb" fo:background-color="#ffb66c" loext:char-shading-value="0" style:font-weight-asian="bold" style:font-weight-complex="bold"/>
    </style:style>
    <style:style style:name="T36" style:family="text">
      <style:text-properties fo:font-weight="bold" officeooo:rsid="003569b6" fo:background-color="#ffb66c" loext:char-shading-value="0" style:font-weight-asian="bold" style:font-weight-complex="bold"/>
    </style:style>
    <style:style style:name="T37" style:family="text">
      <style:text-properties fo:font-weight="bold" fo:background-color="#5eb91e" loext:char-shading-value="0" style:font-weight-asian="bold" style:font-weight-complex="bold"/>
    </style:style>
    <style:style style:name="T38" style:family="text">
      <style:text-properties fo:font-weight="bold" officeooo:rsid="00176499" fo:background-color="#5eb91e" loext:char-shading-value="0" style:font-weight-asian="bold" style:font-weight-complex="bold"/>
    </style:style>
    <style:style style:name="T39" style:family="text">
      <style:text-properties fo:font-weight="bold" fo:background-color="#50938a" loext:char-shading-value="0" style:font-weight-asian="bold" style:font-weight-complex="bold"/>
    </style:style>
    <style:style style:name="T40" style:family="text">
      <style:text-properties fo:font-weight="bold" officeooo:rsid="001a79aa" fo:background-color="#50938a" loext:char-shading-value="0" style:font-weight-asian="bold" style:font-weight-complex="bold"/>
    </style:style>
    <style:style style:name="T41" style:family="text">
      <style:text-properties fo:font-weight="bold" officeooo:rsid="00259ae0" fo:background-color="#50938a" loext:char-shading-value="0" style:font-weight-asian="bold" style:font-weight-complex="bold"/>
    </style:style>
    <style:style style:name="T42" style:family="text">
      <style:text-properties fo:font-weight="bold" fo:background-color="#dedce6" loext:char-shading-value="0" style:font-weight-asian="bold" style:font-weight-complex="bold"/>
    </style:style>
    <style:style style:name="T43" style:family="text">
      <style:text-properties fo:font-weight="bold" officeooo:rsid="0026ceb3" fo:background-color="#dedce6" loext:char-shading-value="0" style:font-weight-asian="bold" style:font-weight-complex="bold"/>
    </style:style>
    <style:style style:name="T44" style:family="text">
      <style:text-properties fo:font-weight="bold" officeooo:rsid="002e6c6b" fo:background-color="#dedce6" loext:char-shading-value="0" style:font-weight-asian="bold" style:font-weight-complex="bold"/>
    </style:style>
    <style:style style:name="T45" style:family="text">
      <style:text-properties fo:font-weight="bold" officeooo:rsid="002eb687" fo:background-color="#dedce6" loext:char-shading-value="0" style:font-weight-asian="bold" style:font-weight-complex="bold"/>
    </style:style>
    <style:style style:name="T46" style:family="text">
      <style:text-properties fo:font-weight="bold" officeooo:rsid="0027fb97" fo:background-color="#ff860d" loext:char-shading-value="0" style:font-weight-asian="bold" style:font-weight-complex="bold"/>
    </style:style>
    <style:style style:name="T47" style:family="text">
      <style:text-properties fo:font-weight="bold" fo:background-color="#e0c2cd" loext:char-shading-value="0" style:font-weight-asian="bold" style:font-weight-complex="bold"/>
    </style:style>
    <style:style style:name="T48" style:family="text">
      <style:text-properties fo:font-weight="bold" officeooo:rsid="002e6c6b" fo:background-color="#e0c2cd" loext:char-shading-value="0" style:font-weight-asian="bold" style:font-weight-complex="bold"/>
    </style:style>
    <style:style style:name="T49" style:family="text">
      <style:text-properties fo:font-weight="bold" officeooo:rsid="002eb687" fo:background-color="#e0c2cd" loext:char-shading-value="0" style:font-weight-asian="bold" style:font-weight-complex="bold"/>
    </style:style>
    <style:style style:name="T50" style:family="text">
      <style:text-properties fo:font-weight="bold" officeooo:rsid="0030f41f" fo:background-color="#e0c2cd" loext:char-shading-value="0" style:font-weight-asian="bold" style:font-weight-complex="bold"/>
    </style:style>
    <style:style style:name="T51" style:family="text">
      <style:text-properties fo:font-weight="bold" fo:background-color="#bf819e" loext:char-shading-value="0" style:font-weight-asian="bold" style:font-weight-complex="bold"/>
    </style:style>
    <style:style style:name="T52" style:family="text">
      <style:text-properties fo:font-weight="bold" officeooo:rsid="0030f41f" fo:background-color="#bf819e" loext:char-shading-value="0" style:font-weight-asian="bold" style:font-weight-complex="bold"/>
    </style:style>
    <style:style style:name="T53" style:family="text">
      <style:text-properties fo:font-weight="bold" officeooo:rsid="0032f265" fo:background-color="#bf819e" loext:char-shading-value="0" style:font-weight-asian="bold" style:font-weight-complex="bold"/>
    </style:style>
    <style:style style:name="T54" style:family="text">
      <style:text-properties fo:font-style="normal" fo:font-weight="bold" fo:background-color="#729fcf" loext:char-shading-value="0" style:font-style-asian="normal" style:font-weight-asian="bold" style:font-style-complex="normal" style:font-weight-complex="bold"/>
    </style:style>
    <style:style style:name="T55" style:family="text">
      <style:text-properties officeooo:rsid="001b4c27"/>
    </style:style>
    <style:style style:name="T56" style:family="text">
      <style:text-properties officeooo:rsid="001d286e"/>
    </style:style>
    <style:style style:name="T57" style:family="text">
      <style:text-properties officeooo:rsid="001d8dcb"/>
    </style:style>
    <style:style style:name="T58" style:family="text">
      <style:text-properties officeooo:rsid="0024ecb4"/>
    </style:style>
    <style:style style:name="T59" style:family="text">
      <style:text-properties officeooo:rsid="00259ae0"/>
    </style:style>
    <style:style style:name="T60" style:family="text">
      <style:text-properties officeooo:rsid="0018d0f9"/>
    </style:style>
    <style:style style:name="T61" style:family="text">
      <style:text-properties officeooo:rsid="0026ceb3"/>
    </style:style>
    <style:style style:name="T62" style:family="text">
      <style:text-properties officeooo:rsid="00270eff"/>
    </style:style>
    <style:style style:name="T63" style:family="text">
      <style:text-properties officeooo:rsid="0027fb97"/>
    </style:style>
    <style:style style:name="T64" style:family="text">
      <style:text-properties officeooo:rsid="002cd76b"/>
    </style:style>
    <style:style style:name="T65" style:family="text">
      <style:text-properties officeooo:rsid="002e6c6b"/>
    </style:style>
    <style:style style:name="T66" style:family="text">
      <style:text-properties officeooo:rsid="002eb687"/>
    </style:style>
    <style:style style:name="T67" style:family="text">
      <style:text-properties officeooo:rsid="0030f41f"/>
    </style:style>
    <style:style style:name="T68" style:family="text">
      <style:text-properties officeooo:rsid="0032f265"/>
    </style:style>
    <style:style style:name="T69" style:family="text">
      <style:text-properties officeooo:rsid="0038748b"/>
    </style:style>
    <style:style style:name="T70" style:family="text">
      <style:text-properties officeooo:rsid="001319b0"/>
    </style:style>
    <style:style style:name="T71" style:family="text">
      <style:text-properties officeooo:rsid="0039404c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BASE DE DATOS</text:p>
      <text:p text:style-name="P2"/>
      <text:p text:style-name="P3">CLAVES FORÁNEAS:</text:p>
      <text:p text:style-name="P42"/>
      <text:p text:style-name="P4"><draw:line text:anchor-type="paragraph" draw:z-index="0" draw:name="Línea 1" draw:style-name="gr1" draw:text-style-name="P48" svg:x1="3.845cm" svg:y1="0.265cm" svg:x2="5.362cm" svg:y2="0.265cm"><text:p/></draw:line>(<text:span text:style-name="T7">USUARIO</text:span>)<text:span text:style-name="T69">i</text:span>d_usuario <text:s text:c="16"/>(<text:span text:style-name="T15">FORMACIONES</text:span>)<text:span text:style-name="T69">u</text:span>suario_id.</text:p>
      <text:p text:style-name="P4"/>
      <text:p text:style-name="P43"><draw:line text:anchor-type="paragraph" draw:z-index="1" draw:name="Línea 2" draw:style-name="gr1" draw:text-style-name="P48" svg:x1="3.81cm" svg:y1="0.265cm" svg:x2="5.327cm" svg:y2="0.265cm"><text:p/></draw:line>(<text:span text:style-name="T7">USUARIO</text:span>)<text:span text:style-name="T69">i</text:span>d_usuario <text:s text:c="16"/>(<text:span text:style-name="T31">EXPERIENCIA</text:span><text:span text:style-name="T32">_</text:span><text:span text:style-name="T31">LABORAL</text:span>)<text:span text:style-name="T69">u</text:span>suario_id.</text:p>
      <text:p text:style-name="P4"/>
      <text:p text:style-name="P43"><draw:line text:anchor-type="paragraph" draw:z-index="2" draw:name="Línea 3" draw:style-name="gr1" draw:text-style-name="P47" svg:x1="3.809cm" svg:y1="0.265cm" svg:x2="5.329cm" svg:y2="0.265cm"><text:p/></draw:line>(<text:span text:style-name="T7">USUARIO</text:span>)<text:span text:style-name="T69">i</text:span>d_usuario <text:s text:c="16"/>(<text:span text:style-name="T37">RESEÑA</text:span>)<text:span text:style-name="T69">u</text:span>suario_id.</text:p>
      <text:p text:style-name="P4"/>
      <text:p text:style-name="P43"><draw:line text:anchor-type="paragraph" draw:z-index="3" draw:name="Línea 4" draw:style-name="gr1" draw:text-style-name="P48" svg:x1="3.792cm" svg:y1="0.265cm" svg:x2="5.309cm" svg:y2="0.265cm"><text:p/></draw:line>(<text:span text:style-name="T7">USUARIO</text:span>)<text:span text:style-name="T69">i</text:span>d_usuario <text:s text:c="16"/>(<text:span text:style-name="T17">PROPUESTA</text:span><text:span text:style-name="T19">_</text:span><text:span text:style-name="T17">FORMACION</text:span>)<text:span text:style-name="T69">u</text:span>suario_id.</text:p>
      <text:p text:style-name="P4"/>
      <text:p text:style-name="P43"><draw:line text:anchor-type="paragraph" draw:z-index="4" draw:name="Línea 5" draw:style-name="gr1" draw:text-style-name="P48" svg:x1="3.828cm" svg:y1="0.265cm" svg:x2="5.345cm" svg:y2="0.265cm"><text:p/></draw:line>(<text:span text:style-name="T7">USUARIO</text:span>)<text:span text:style-name="T69">i</text:span>d_usuario <text:s text:c="16"/>(<text:span text:style-name="T12">MENSAJE</text:span>)<text:span text:style-name="T69">e</text:span>misor_id.</text:p>
      <text:p text:style-name="P4"/>
      <text:p text:style-name="P43"><draw:line text:anchor-type="paragraph" draw:z-index="5" draw:name="Línea 6" draw:style-name="gr1" draw:text-style-name="P47" svg:x1="3.827cm" svg:y1="0.265cm" svg:x2="5.347cm" svg:y2="0.265cm"><text:p/></draw:line>(<text:span text:style-name="T7">USUARIO</text:span>)<text:span text:style-name="T69">i</text:span>d_usuario <text:s text:c="16"/>(<text:span text:style-name="T12">MENSAJE</text:span>)<text:span text:style-name="T69">r</text:span>eceptor_id.</text:p>
      <text:p text:style-name="P4"/>
      <text:p text:style-name="P44"><draw:line text:anchor-type="paragraph" draw:z-index="6" draw:name="Línea 8" draw:style-name="gr1" draw:text-style-name="P48" svg:x1="3.84cm" svg:y1="0.265cm" svg:x2="5.357cm" svg:y2="0.265cm"><text:p/></draw:line>(<text:span text:style-name="T7">USUARIO</text:span>)<text:span text:style-name="T69">i</text:span><text:span text:style-name="T70">d_usuario</text:span><text:span text:style-name="T1"> <text:s text:c="16"/>(</text:span><text:span text:style-name="T22">HABILIDADES</text:span><text:span text:style-name="T23">_USUARIO</text:span><text:span text:style-name="T1">)</text:span><text:span text:style-name="T69">u</text:span><text:span text:style-name="T58">suario_id</text:span><text:span text:style-name="T1">.</text:span></text:p>
      <text:p text:style-name="P5"/>
      <text:p text:style-name="P45"><draw:line text:anchor-type="paragraph" draw:z-index="29" draw:name="Línea 33" draw:style-name="gr1" draw:text-style-name="P47" svg:x1="3.807cm" svg:y1="0.285cm" svg:x2="5.329cm" svg:y2="0.285cm"><text:p/></draw:line>(<text:span text:style-name="T8">USUARIO</text:span>)<text:span text:style-name="T69">i</text:span><text:span text:style-name="T70">d_usuario</text:span> <text:s text:c="16"/>(<text:span text:style-name="T25">COMPETENCIA</text:span><text:span text:style-name="T26">_USUARIO</text:span>)<text:span text:style-name="T69">u</text:span><text:span text:style-name="T59">suario_id.</text:span></text:p>
      <text:p text:style-name="P6"/>
      <text:p text:style-name="P45"><draw:line text:anchor-type="paragraph" draw:z-index="7" draw:name="Línea 10" draw:style-name="gr1" draw:text-style-name="P48" svg:x1="3.932cm" svg:y1="0.265cm" svg:x2="5.449cm" svg:y2="0.265cm"><text:p/></draw:line>(<text:span text:style-name="T8">USUARIO</text:span>)<text:span text:style-name="T69">i</text:span><text:span text:style-name="T70">d_usuario</text:span> <text:s text:c="16"/>(<text:span text:style-name="T46">IDIOMAS_USUARIO</text:span>)<text:span text:style-name="T69">u</text:span><text:span text:style-name="T62">suario_id</text:span>.</text:p>
      <text:p text:style-name="P6"/>
      <text:p text:style-name="P7"><draw:line text:anchor-type="paragraph" draw:z-index="8" draw:name="Línea 11" draw:style-name="gr1" draw:text-style-name="P47" svg:x1="4.739cm" svg:y1="0.265cm" svg:x2="6.268cm" svg:y2="0.265cm"><text:p/></draw:line>(<text:span text:style-name="T8">USUARIO</text:span>)<text:span text:style-name="T69">p</text:span>uesto<text:span text:style-name="T69">_a</text:span>spira_id <text:s text:c="16"/>(<text:span text:style-name="T29">PUESTO</text:span><text:span text:style-name="T30">_</text:span><text:span text:style-name="T29">TRABAJO</text:span>)Id_puesto<text:span text:style-name="T69">_t</text:span>rabajo.</text:p>
      <text:p text:style-name="P6"/>
      <text:p text:style-name="P9">-----------------------------------------------------------------------------------</text:p>
      <text:p text:style-name="P8"/>
      <text:p text:style-name="P23"><draw:line text:anchor-type="paragraph" draw:z-index="20" draw:name="Línea 24" draw:style-name="gr1" draw:text-style-name="P48" svg:x1="3.844cm" svg:y1="0.265cm" svg:x2="5.361cm" svg:y2="0.265cm"><text:p/></draw:line>(<text:span text:style-name="T54">MENSAJE</text:span>)<text:span text:style-name="T69">e</text:span>misor_id <text:s text:c="16"/>(<text:span text:style-name="T7">USUARIO</text:span>)<text:span text:style-name="T69">i</text:span>d_usuario.</text:p>
      <text:p text:style-name="P23"/>
      <text:p text:style-name="P23"><draw:line text:anchor-type="paragraph" draw:z-index="21" draw:name="Línea 25" draw:style-name="gr1" draw:text-style-name="P48" svg:x1="4.126cm" svg:y1="0.265cm" svg:x2="5.643cm" svg:y2="0.265cm"><text:p/></draw:line>(<text:span text:style-name="T12">MENSAJE</text:span>)<text:span text:style-name="T69">r</text:span>eceptor_id <text:s text:c="16"/>(<text:span text:style-name="T7">USUARIO</text:span>)<text:span text:style-name="T69">i</text:span>d_usuario.</text:p>
      <text:p text:style-name="P6"/>
      <text:p text:style-name="P9">-----------------------------------------------------------------------------------</text:p>
      <text:p text:style-name="P6"/>
      <text:p text:style-name="P6"><draw:line text:anchor-type="paragraph" draw:z-index="9" draw:name="Línea 13" draw:style-name="gr1" draw:text-style-name="P47" svg:x1="4.95cm" svg:y1="0.265cm" svg:x2="6.474cm" svg:y2="0.265cm"><text:p/></draw:line>(<text:span text:style-name="T13">FORMACION</text:span>)<text:span text:style-name="T69">i</text:span>d_formacion <text:s text:c="16"/>(<text:span text:style-name="T15">FORMACIONES</text:span>)<text:span text:style-name="T69">f</text:span>ormacion_id.</text:p>
      <text:p text:style-name="P6"/>
      <text:p text:style-name="P6"><draw:line text:anchor-type="paragraph" draw:z-index="10" draw:name="Línea 14" draw:style-name="gr1" draw:text-style-name="P47" svg:x1="4.933cm" svg:y1="0.265cm" svg:x2="6.457cm" svg:y2="0.265cm"><text:p/></draw:line>(<text:span text:style-name="T13">FORMACION</text:span>)<text:span text:style-name="T69">i</text:span>d_formacion <text:s text:c="16"/>(<text:span text:style-name="T16">PROPUESTA</text:span><text:span text:style-name="T20">_</text:span><text:span text:style-name="T16">FORMACION</text:span>)<text:span text:style-name="T69">f</text:span>ormacion_<text:span text:style-name="T2">i</text:span>d.</text:p>
      <text:p text:style-name="P6"/>
      <text:p text:style-name="P9">-----------------------------------------------------------------------------------</text:p>
      <text:p text:style-name="P6"/>
      <text:p text:style-name="P16"><draw:line text:anchor-type="paragraph" draw:z-index="11" draw:name="Línea 15" draw:style-name="gr1" draw:text-style-name="P47" svg:x1="5.039cm" svg:y1="0.265cm" svg:x2="6.563cm" svg:y2="0.265cm"><text:p/></draw:line>(<text:span text:style-name="T15">FORMACIONES</text:span>)<text:span text:style-name="T69">u</text:span>suario_id <text:s text:c="16"/>(<text:span text:style-name="T7">USUARIO</text:span>)<text:span text:style-name="T69">i</text:span>d_usuario.</text:p>
      <text:p text:style-name="P16"/>
      <text:p text:style-name="P16"><draw:line text:anchor-type="paragraph" draw:z-index="12" draw:name="Línea 16" draw:style-name="gr1" draw:text-style-name="P47" svg:x1="5.496cm" svg:y1="0.265cm" svg:x2="7.02cm" svg:y2="0.265cm"><text:p/></draw:line>(<text:span text:style-name="T15">FORMACIONES</text:span>)<text:span text:style-name="T69">f</text:span>ormacion_id <text:s text:c="16"/>(<text:span text:style-name="T13">FORMACION</text:span>)<text:span text:style-name="T69">i</text:span>d_formacion.</text:p>
      <text:p text:style-name="P16"/>
      <text:p text:style-name="P9">-----------------------------------------------------------------------------------</text:p>
      <text:p text:style-name="P16"/>
      <text:p text:style-name="P17"><draw:line text:anchor-type="paragraph" draw:z-index="13" draw:name="Línea 17" draw:style-name="gr1" draw:text-style-name="P47" svg:x1="7.432cm" svg:y1="0.247cm" svg:x2="8.956cm" svg:y2="0.247cm"><text:p/></draw:line>(<text:span text:style-name="T16">PROPUESTA</text:span><text:span text:style-name="T19">_</text:span><text:span text:style-name="T16">FORMACION</text:span>)<text:span text:style-name="T69">i</text:span>d_<text:span text:style-name="T3">propuesta <text:s text:c="17"/>(</text:span><text:span text:style-name="T38">RESEÑA</text:span><text:span text:style-name="T3">)</text:span><text:span text:style-name="T69">propuesta_formacion_id</text:span><text:span text:style-name="T3">.</text:span></text:p>
      <text:p text:style-name="P17"/>
      <text:p text:style-name="P19"><draw:line text:anchor-type="paragraph" draw:z-index="14" draw:name="Línea 18" draw:style-name="gr1" draw:text-style-name="P47" svg:x1="7.529cm" svg:y1="0.265cm" svg:x2="9.053cm" svg:y2="0.265cm"><text:p/></draw:line>(<text:span text:style-name="T16">PROPUESTA</text:span><text:span text:style-name="T19">_</text:span><text:span text:style-name="T16">FORMACION</text:span>)<text:span text:style-name="T69">f</text:span><text:span text:style-name="T3">ormacion_id <text:s text:c="16"/>(</text:span><text:span text:style-name="T14">FORMACION</text:span><text:span text:style-name="T3">)</text:span><text:span text:style-name="T69">i</text:span><text:span text:style-name="T3">d_formacion.</text:span></text:p>
      <text:p text:style-name="P17"/>
      <text:p text:style-name="P19"><draw:line text:anchor-type="paragraph" draw:z-index="15" draw:name="Línea 19" draw:style-name="gr1" draw:text-style-name="P47" svg:x1="7.047cm" svg:y1="0.265cm" svg:x2="8.576cm" svg:y2="0.265cm"><text:p/></draw:line>(<text:span text:style-name="T16">PROPUESTA</text:span><text:span text:style-name="T19">_</text:span><text:span text:style-name="T16">FORMACION</text:span>)<text:span text:style-name="T69">u</text:span><text:span text:style-name="T3">suario_id <text:s text:c="16"/>(</text:span><text:span text:style-name="T9">USUARIO</text:span><text:span text:style-name="T3">)</text:span><text:span text:style-name="T69">i</text:span><text:span text:style-name="T3">d_usuario.</text:span></text:p>
      <text:p text:style-name="P17"/>
      <text:p text:style-name="P20"><draw:line text:anchor-type="paragraph" draw:z-index="36" draw:name="Línea 37" draw:style-name="gr1" draw:text-style-name="P47" svg:x1="7.294cm" svg:y1="0.277cm" svg:x2="8.823cm" svg:y2="0.277cm"><text:p/></draw:line>(<text:span text:style-name="T16">PROPUESTA</text:span><text:span text:style-name="T19">_</text:span><text:span text:style-name="T16">FORMACION</text:span>)<text:span text:style-name="T64">id_propuesta<text:tab/> <text:s text:c="13"/>(</text:span><text:span text:style-name="T53">TRABAJO_PROPUESTA</text:span><text:span text:style-name="T64">)</text:span><text:span text:style-name="T68">propuesta_id.</text:span></text:p>
      <text:p text:style-name="P18"/>
      <text:p text:style-name="P20"><draw:line text:anchor-type="paragraph" draw:z-index="47" draw:name="Línea 48" draw:style-name="gr1" draw:text-style-name="P47" svg:x1="7.312cm" svg:y1="0.277cm" svg:x2="8.841cm" svg:y2="0.277cm"><text:p/></draw:line>(<text:span text:style-name="T16">PROPUESTA</text:span><text:span text:style-name="T19">_</text:span><text:span text:style-name="T16">FORMACION</text:span>)<text:span text:style-name="T64">id_propuesta <text:s text:c="16"/></text:span><text:span text:style-name="T68">(</text:span><text:span text:style-name="T45">COMPETENCIA_PROPUESTA</text:span><text:span text:style-name="T68">)propuesta_id.</text:span></text:p>
      <text:p text:style-name="P17"/>
      <text:p text:style-name="P17"/>
      <text:p text:style-name="P17"><text:soft-page-break/></text:p>
      <text:p text:style-name="P9">-----------------------------------------------------------------------------------</text:p>
      <text:p text:style-name="P21"><draw:line text:anchor-type="paragraph" draw:z-index="16" draw:name="Línea 20" draw:style-name="gr1" draw:text-style-name="P47" svg:x1="3.582cm" svg:y1="0.265cm" svg:x2="5.106cm" svg:y2="0.265cm"><text:p/></draw:line>(<text:span text:style-name="T37">RESEÑA</text:span>)<text:span text:style-name="T69">u</text:span>suario_id <text:s text:c="16"/>(<text:span text:style-name="T7">USUARIO</text:span>)Id_usuario.</text:p>
      <text:p text:style-name="P21"/>
      <text:p text:style-name="P22"><draw:line text:anchor-type="paragraph" draw:z-index="17" draw:name="Línea 21" draw:style-name="gr1" draw:text-style-name="P47" svg:x1="5.725cm" svg:y1="0.265cm" svg:x2="7.249cm" svg:y2="0.265cm"><text:p/></draw:line>(<text:span text:style-name="T37">RESEÑA</text:span><text:span text:style-name="T5">)</text:span><text:span text:style-name="T69">propuesta_formacion_id</text:span> <text:s text:c="16"/>(<text:span text:style-name="T17">PROPUESTA</text:span><text:span text:style-name="T19">_</text:span><text:span text:style-name="T17">FORMACION</text:span>)<text:span text:style-name="T4">Id_propuesta.</text:span></text:p>
      <text:p text:style-name="P21"/>
      <text:p text:style-name="P9">-----------------------------------------------------------------------------------</text:p>
      <text:p text:style-name="P21"/>
      <text:p text:style-name="P23"><draw:line text:anchor-type="paragraph" draw:z-index="18" draw:name="Línea 22" draw:style-name="gr1" draw:text-style-name="P47" svg:x1="5.39cm" svg:y1="0.265cm" svg:x2="6.914cm" svg:y2="0.265cm"><text:p/></draw:line>(<text:span text:style-name="T21">HABILIDADES</text:span>)<text:span text:style-name="T71">i</text:span>d_habilidades <text:s text:c="16"/>(<text:span text:style-name="T41">HABILIDADES_USU</text:span><text:span text:style-name="T39">ARIO</text:span>)<text:span text:style-name="T71">h</text:span>abilidades_id.</text:p>
      <text:p text:style-name="P23"/>
      <text:p text:style-name="P10">-----------------------------------------------------------------------------------</text:p>
      <text:p text:style-name="P23"/>
      <text:p text:style-name="P34"><draw:line text:anchor-type="paragraph" draw:z-index="30" draw:name="Línea 7" draw:style-name="gr1" draw:text-style-name="P47" svg:x1="6.731cm" svg:y1="0.265cm" svg:x2="8.255cm" svg:y2="0.265cm"><text:p/></draw:line>(<text:span text:style-name="T39">HABILIDADES_USU</text:span><text:span text:style-name="T40">ARIO</text:span>)<text:span text:style-name="T71">u</text:span>suario_id <text:s text:c="16"/><text:span text:style-name="T60">(</text:span><text:span text:style-name="T11">USUARIO</text:span><text:span text:style-name="T60">)</text:span><text:span text:style-name="T71">i</text:span><text:span text:style-name="T60">d_usuario.</text:span></text:p>
      <text:p text:style-name="P34"/>
      <text:p text:style-name="P34"><draw:line text:anchor-type="paragraph" draw:z-index="31" draw:name="Línea 9" draw:style-name="gr1" draw:text-style-name="P47" svg:x1="7.33cm" svg:y1="0.265cm" svg:x2="8.854cm" svg:y2="0.265cm"><text:p/></draw:line>(<text:span text:style-name="T39">HABILIDADES_USU</text:span><text:span text:style-name="T40">ARIO</text:span>)<text:span text:style-name="T71">h</text:span>abilidades_id <text:s text:c="15"/><text:span text:style-name="T4">(</text:span><text:span text:style-name="T24">HABILIDADES</text:span><text:span text:style-name="T4">)</text:span><text:span text:style-name="T71">i</text:span><text:span text:style-name="T4">d_habilidades.</text:span></text:p>
      <text:p text:style-name="P34"/>
      <text:p text:style-name="P9">-----------------------------------------------------------------------------------</text:p>
      <text:p text:style-name="P23"/>
      <text:p text:style-name="P25"><draw:line text:anchor-type="paragraph" draw:z-index="19" draw:name="Línea 23" draw:style-name="gr1" draw:text-style-name="P47" svg:x1="5.915cm" svg:y1="0.265cm" svg:x2="7.441cm" svg:y2="0.265cm"><text:p/></draw:line>(<text:span text:style-name="T25">COMPETENCIA</text:span>)<text:span text:style-name="T65">id_competencias</text:span> <text:s text:c="16"/>(<text:span text:style-name="T43">COMPETENCIA_U</text:span><text:span text:style-name="T42">SUARIO</text:span>)<text:span text:style-name="T66">competencias_id </text:span>.</text:p>
      <text:p text:style-name="P23"/>
      <text:p text:style-name="P35"><draw:line text:anchor-type="paragraph" draw:z-index="37" draw:name="Línea 38" draw:style-name="gr1" draw:text-style-name="P47" svg:x1="5.915cm" svg:y1="0.265cm" svg:x2="7.441cm" svg:y2="0.265cm"><text:p/></draw:line>(<text:span text:style-name="T27">COMPETENCIA</text:span>)<text:span text:style-name="T65">id_competencias <text:s text:c="16"/>(</text:span><text:span text:style-name="T44">COMPETENCIA_PROPUESTA</text:span><text:span text:style-name="T65">)</text:span><text:span text:style-name="T66">competencias_id.</text:span></text:p>
      <text:p text:style-name="P35"/>
      <text:p text:style-name="P36"><draw:line text:anchor-type="paragraph" draw:z-index="38" draw:name="Línea 39" draw:style-name="gr1" draw:text-style-name="P47" svg:x1="5.915cm" svg:y1="0.265cm" svg:x2="7.441cm" svg:y2="0.265cm"><text:p/></draw:line>(<text:span text:style-name="T27">COMPETENCIA</text:span>)<text:span text:style-name="T65">id_competencias <text:s text:c="16"/>(</text:span><text:span text:style-name="T48">COMPETENCIA_</text:span><text:span text:style-name="T49">TRABAJO</text:span><text:span text:style-name="T65">) </text:span><text:span text:style-name="T66">competencias_id.</text:span></text:p>
      <text:p text:style-name="P23"/>
      <text:p text:style-name="P11">-----------------------------------------------------------------------------------</text:p>
      <text:p text:style-name="P23"/>
      <text:p text:style-name="P24"><draw:line text:anchor-type="paragraph" draw:z-index="32" draw:name="Línea 12" draw:style-name="gr1" draw:text-style-name="P47" svg:x1="6.973cm" svg:y1="0.265cm" svg:x2="8.499cm" svg:y2="0.265cm"><text:p/></draw:line>(<text:span text:style-name="T43">COMPETENCIA_U</text:span><text:span text:style-name="T42">SUARIO</text:span>)<text:span text:style-name="T71">u</text:span><text:span text:style-name="T61">suario_id <text:s text:c="16"/></text:span><text:span text:style-name="T60">(</text:span><text:span text:style-name="T11">USUARIO</text:span><text:span text:style-name="T60">)</text:span><text:span text:style-name="T71">i</text:span><text:span text:style-name="T60">d_usuario.</text:span></text:p>
      <text:p text:style-name="P24"/>
      <text:p text:style-name="P24"><draw:line text:anchor-type="paragraph" draw:z-index="33" draw:name="Línea 34" draw:style-name="gr1" draw:text-style-name="P47" svg:x1="7.908cm" svg:y1="0.247cm" svg:x2="9.434cm" svg:y2="0.247cm"><text:p/></draw:line>(<text:span text:style-name="T43">COMPETENCIA_U</text:span><text:span text:style-name="T42">SUARIO</text:span>)<text:span text:style-name="T71">c</text:span><text:span text:style-name="T61">ompetencias_id <text:s text:c="16"/></text:span>(<text:span text:style-name="T25">COMPETENCIA</text:span>)<text:span text:style-name="T71">i</text:span>d_competencias.</text:p>
      <text:p text:style-name="P24"/>
      <text:p text:style-name="P13">-----------------------------------------------------------------------------------</text:p>
      <text:p text:style-name="P13"/>
      <text:p text:style-name="P37"><draw:line text:anchor-type="paragraph" draw:z-index="39" draw:name="Línea 40" draw:style-name="gr1" draw:text-style-name="P47" svg:x1="8.453cm" svg:y1="0.247cm" svg:x2="9.979cm" svg:y2="0.247cm"><text:p/></draw:line>(<text:span text:style-name="T42">COMPETENCIA_PROPUESTA</text:span>)competencias_id<text:tab/><text:tab/>(<text:span text:style-name="T27">COMPETENCIA</text:span>)i<text:span text:style-name="T4">d_competencias.</text:span></text:p>
      <text:p text:style-name="P37"/>
      <text:p text:style-name="P37"><draw:line text:anchor-type="paragraph" draw:z-index="40" draw:name="Línea 41" draw:style-name="gr1" draw:text-style-name="P47" svg:x1="7.786cm" svg:y1="0.247cm" svg:x2="9.312cm" svg:y2="0.247cm"><text:p/></draw:line>(<text:span text:style-name="T42">COMPETENCIA_PROPUESTA</text:span>)propuesta_id<text:tab/> <text:s text:c="5"/>(<text:span text:style-name="T17">PROPUESTA</text:span><text:span text:style-name="T16">_</text:span><text:span text:style-name="T17">FORMACION</text:span>)id_propuesta.</text:p>
      <text:p text:style-name="P37"/>
      <text:p text:style-name="P14">-----------------------------------------------------------------------------------</text:p>
      <text:p text:style-name="P14"/>
      <text:p text:style-name="P39"><draw:line text:anchor-type="paragraph" draw:z-index="41" draw:name="Línea 42" draw:style-name="gr1" draw:text-style-name="P47" svg:x1="8.121cm" svg:y1="0.247cm" svg:x2="9.647cm" svg:y2="0.247cm"><text:p/></draw:line>(<text:span text:style-name="T47">COMPETENCIAS_TRABAJO</text:span>)competencias_id<text:tab/> <text:s text:c="9"/><text:span text:style-name="T4">(</text:span><text:span text:style-name="T27">COMPETENCIA</text:span><text:span text:style-name="T4">)</text:span><text:span text:style-name="T67">id_competencias.</text:span></text:p>
      <text:p text:style-name="P38"/>
      <text:p text:style-name="P39"><draw:line text:anchor-type="paragraph" draw:z-index="42" draw:name="Línea 43" draw:style-name="gr1" draw:text-style-name="P47" svg:x1="8.332cm" svg:y1="0.248cm" svg:x2="9.863cm" svg:y2="0.248cm"><text:p/></draw:line>(<text:span text:style-name="T47">COMPETENCIAS_TRABAJO</text:span>)puesto_trabajo_id<text:tab/> <text:s text:c="11"/>(<text:span text:style-name="T29">PUESTO</text:span><text:span text:style-name="T30">_</text:span><text:span text:style-name="T29">TRABAJO</text:span>)<text:span text:style-name="T67">id_puesto_trabajo</text:span></text:p>
      <text:p text:style-name="P23"/>
      <text:p text:style-name="P9">-----------------------------------------------------------------------------------</text:p>
      <text:p text:style-name="P23"/>
      <text:p text:style-name="P28"><draw:line text:anchor-type="paragraph" draw:z-index="22" draw:name="Línea 26" draw:style-name="gr1" draw:text-style-name="P47" svg:x1="6.74cm" svg:y1="0.265cm" svg:x2="8.264cm" svg:y2="0.265cm"><text:p/></draw:line>(<text:span text:style-name="T28">PUESTO</text:span><text:span text:style-name="T30">_</text:span><text:span text:style-name="T28">TRABAJO</text:span>)<text:span text:style-name="T71">i</text:span>d_puesto<text:span text:style-name="T71">_t</text:span>rabajo <text:s text:c="16"/>(<text:span text:style-name="T7">USUARIO</text:span>)<text:span text:style-name="T71">p</text:span><text:span text:style-name="T55">uesto</text:span><text:span text:style-name="T71">_a</text:span><text:span text:style-name="T55">spira_id.</text:span></text:p>
      <text:p text:style-name="P23"/>
      <text:p text:style-name="P46"><draw:line text:anchor-type="paragraph" draw:z-index="23" draw:name="Línea 27" draw:style-name="gr1" draw:text-style-name="P47" svg:x1="6.651cm" svg:y1="0.265cm" svg:x2="8.175cm" svg:y2="0.265cm"><text:p/></draw:line>(<text:span text:style-name="T28">PUESTO</text:span><text:span text:style-name="T30">_</text:span><text:span text:style-name="T28">TRABAJO</text:span>)<text:span text:style-name="T71">i</text:span>d_puesto<text:span text:style-name="T71">_t</text:span>rabajo <text:s text:c="16"/>(<text:span text:style-name="T31">EXPERIENCIA</text:span><text:span text:style-name="T32">_</text:span><text:span text:style-name="T31">LABORAL</text:span>)<text:span text:style-name="T71">p</text:span><text:span text:style-name="T55">uesto</text:span><text:span text:style-name="T71">_t</text:span><text:span text:style-name="T55">rabajo_id.</text:span></text:p>
      <text:p text:style-name="P23"/>
      <text:p text:style-name="P46"><draw:line text:anchor-type="paragraph" draw:z-index="43" draw:name="Línea 44" draw:style-name="gr1" draw:text-style-name="P47" svg:x1="6.669cm" svg:y1="0.265cm" svg:x2="8.193cm" svg:y2="0.265cm"><text:p/></draw:line>(<text:span text:style-name="T28">PUESTO</text:span><text:span text:style-name="T30">_</text:span><text:span text:style-name="T28">TRABAJO</text:span>)<text:span text:style-name="T71">i</text:span>d_puesto<text:span text:style-name="T71">_t</text:span>rabajo<text:tab/> <text:s text:c="6"/><text:span text:style-name="T67">(</text:span><text:span text:style-name="T52">TRABAJO_PROPUESTA</text:span><text:span text:style-name="T67">)</text:span><text:span text:style-name="T68">puesto_trabajo_id.</text:span></text:p>
      <text:p text:style-name="P26"/>
      <text:p text:style-name="P46"><draw:line text:anchor-type="paragraph" draw:z-index="44" draw:name="Línea 45" draw:style-name="gr1" draw:text-style-name="P47" svg:x1="6.634cm" svg:y1="0.265cm" svg:x2="8.158cm" svg:y2="0.265cm"><text:p/></draw:line>(<text:span text:style-name="T28">PUESTO</text:span><text:span text:style-name="T30">_</text:span><text:span text:style-name="T28">TRABAJO</text:span>)<text:span text:style-name="T71">i</text:span>d_puesto<text:span text:style-name="T71">_t</text:span>rabajo<text:tab/> <text:s text:c="6"/><text:span text:style-name="T67">(</text:span><text:span text:style-name="T50">COMPETENCIA_TRABAJO</text:span><text:span text:style-name="T66">)</text:span><text:span text:style-name="T68">puesto_trabajo_id.</text:span></text:p>
      <text:p text:style-name="P27"/>
      <text:p text:style-name="P15">-----------------------------------------------------------------------------------</text:p>
      <text:p text:style-name="P15"/>
      <text:p text:style-name="P41"><draw:line text:anchor-type="paragraph" draw:z-index="45" draw:name="Línea 46" draw:style-name="gr1" draw:text-style-name="P47" svg:x1="7.427cm" svg:y1="0.265cm" svg:x2="8.954cm" svg:y2="0.265cm"><text:p/></draw:line>(<text:span text:style-name="T51">TRABAJO_PROPUESTA</text:span>)puesto_trabajo_id<text:tab/><text:tab/> <text:s/>(<text:span text:style-name="T29">PUESTO</text:span><text:span text:style-name="T30">_</text:span><text:span text:style-name="T29">TRABAJO</text:span>)id_puesto_trabajo.</text:p>
      <text:p text:style-name="P40"/>
      <text:p text:style-name="P40"><draw:line text:anchor-type="paragraph" draw:z-index="46" draw:name="Línea 47" draw:style-name="gr1" draw:text-style-name="P47" svg:x1="6.654cm" svg:y1="0.265cm" svg:x2="8.181cm" svg:y2="0.265cm"><text:p/></draw:line>(<text:span text:style-name="T51">TRABAJO_PROPUESTA</text:span>)propuesta_id<text:tab/> <text:s text:c="6"/>(<text:span text:style-name="T17">PROPUESTA</text:span><text:span text:style-name="T18">_</text:span><text:span text:style-name="T17">FORMACION</text:span>)id_propuesta.</text:p>
      <text:p text:style-name="P23"><text:soft-page-break/></text:p>
      <text:p text:style-name="P9">-----------------------------------------------------------------------------------</text:p>
      <text:p text:style-name="P23"/>
      <text:p text:style-name="P29"><draw:line text:anchor-type="paragraph" draw:z-index="24" draw:name="Línea 28" draw:style-name="gr1" draw:text-style-name="P47" svg:x1="6.915cm" svg:y1="0.265cm" svg:x2="8.439cm" svg:y2="0.265cm"><text:p/></draw:line>(<text:span text:style-name="T31">EXPERIENCIA</text:span><text:span text:style-name="T32">_</text:span><text:span text:style-name="T31">LABORAL</text:span>)<text:span text:style-name="T71">u</text:span><text:span text:style-name="T56">suario_id <text:s text:c="16"/>(</text:span><text:span text:style-name="T10">USUARIO</text:span><text:span text:style-name="T56">)</text:span><text:span text:style-name="T71">i</text:span><text:span text:style-name="T56">d_usuario.</text:span></text:p>
      <text:p text:style-name="P29"/>
      <text:p text:style-name="P30"><draw:line text:anchor-type="paragraph" draw:z-index="25" draw:name="Línea 29" draw:style-name="gr1" draw:text-style-name="P47" svg:x1="7.937cm" svg:y1="0.265cm" svg:x2="9.461cm" svg:y2="0.265cm"><text:p/></draw:line>(<text:span text:style-name="T31">EXPERIENCIA</text:span><text:span text:style-name="T32">_</text:span><text:span text:style-name="T31">LABORAL</text:span>)<text:span text:style-name="T71">p</text:span><text:span text:style-name="T56">uesto</text:span><text:span text:style-name="T71">_t</text:span><text:span text:style-name="T56">rabajo_id <text:s text:c="16"/>(</text:span><text:span text:style-name="T29">PUESTO</text:span><text:span text:style-name="T30">_</text:span><text:span text:style-name="T29">TRABAJO</text:span><text:span text:style-name="T56">)</text:span><text:span text:style-name="T71">i</text:span><text:span text:style-name="T56">d_puesto</text:span><text:span text:style-name="T71">_t</text:span><text:span text:style-name="T56">rabajo.</text:span></text:p>
      <text:p text:style-name="P29"/>
      <text:p text:style-name="P9">-----------------------------------------------------------------------------------</text:p>
      <text:p text:style-name="P29"/>
      <text:p text:style-name="P31"><draw:line text:anchor-type="paragraph" draw:z-index="26" draw:name="Línea 30" draw:style-name="gr1" draw:text-style-name="P47" svg:x1="3.933cm" svg:y1="0.265cm" svg:x2="5.457cm" svg:y2="0.265cm"><text:p/></draw:line>(<text:span text:style-name="T33">IDIOMAS</text:span>)<text:span text:style-name="T71">i</text:span>d_idiomas <text:s text:c="17"/>(<text:span text:style-name="T46">IDIOMAS_USUARIO</text:span>)<text:span text:style-name="T71">i</text:span><text:span text:style-name="T57">diomas_id.</text:span></text:p>
      <text:p text:style-name="P31"/>
      <text:p text:style-name="P31"><draw:line text:anchor-type="paragraph" draw:z-index="27" draw:name="Línea 31" draw:style-name="gr1" draw:text-style-name="P47" svg:x1="4.492cm" svg:y1="0.265cm" svg:x2="6.016cm" svg:y2="0.265cm"><text:p/></draw:line>(<text:span text:style-name="T33">IDIOMAS</text:span>)<text:span text:style-name="T71">c</text:span>ertificacion_id <text:s text:c="16"/>(<text:span text:style-name="T34">CERTIFICACION DE IDIOMA</text:span><text:span text:style-name="T35">S</text:span>)<text:span text:style-name="T71">i</text:span><text:span text:style-name="T57">d_certificacion.</text:span></text:p>
      <text:p text:style-name="P31"/>
      <text:p text:style-name="P12">-----------------------------------------------------------------------------------</text:p>
      <text:p text:style-name="P31"/>
      <text:p text:style-name="P32"><draw:line text:anchor-type="paragraph" draw:z-index="34" draw:name="Línea 35" draw:style-name="gr1" draw:text-style-name="P47" svg:x1="5.745cm" svg:y1="0.265cm" svg:x2="7.269cm" svg:y2="0.265cm"><text:p/></draw:line>(<text:span text:style-name="T46">IDIOMAS_USUARIO</text:span>)<text:span text:style-name="T71">u</text:span><text:span text:style-name="T63">suario_id <text:s text:c="16"/></text:span>(<text:span text:style-name="T7">USUARIO</text:span>)<text:span text:style-name="T71">i</text:span>d_usuario.</text:p>
      <text:p text:style-name="P32"/>
      <text:p text:style-name="P32"><draw:line text:anchor-type="paragraph" draw:z-index="35" draw:name="Línea 36" draw:style-name="gr1" draw:text-style-name="P47" svg:x1="5.745cm" svg:y1="0.265cm" svg:x2="7.269cm" svg:y2="0.265cm"><text:p/></draw:line>(<text:span text:style-name="T46">IDIOMAS_USUARIO</text:span>)<text:span text:style-name="T71">i</text:span><text:span text:style-name="T63">diomas_id <text:s text:c="16"/></text:span>(<text:span text:style-name="T33">IDIOMAS</text:span>)<text:span text:style-name="T71">i</text:span>d_idiomas.</text:p>
      <text:p text:style-name="P31"/>
      <text:p text:style-name="P9">----------------------------------------------------------------------------------</text:p>
      <text:p text:style-name="P31"/>
      <text:p text:style-name="P33"><draw:line text:anchor-type="paragraph" draw:z-index="28" draw:name="Línea 32" draw:style-name="gr1" draw:text-style-name="P47" svg:x1="7.933cm" svg:y1="0.265cm" svg:x2="9.457cm" svg:y2="0.265cm"><text:p/></draw:line>(<text:span text:style-name="T34">CERTIFICACION</text:span><text:span text:style-name="T36">_</text:span><text:span text:style-name="T34">IDIOMAS</text:span>)<text:span text:style-name="T71">i</text:span>d_certificacion <text:s text:c="16"/>(<text:span text:style-name="T33">IDIOMAS</text:span>)<text:span text:style-name="T71">c</text:span>ertificacion_id.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1:46:09.683000000</meta:creation-date>
    <dc:date>2024-02-14T14:41:35.154000000</dc:date>
    <meta:editing-duration>PT4H4M31S</meta:editing-duration>
    <meta:editing-cycles>11</meta:editing-cycles>
    <meta:generator>LibreOffice/7.5.7.1$Windows_X86_64 LibreOffice_project/47eb0cf7efbacdee9b19ae25d6752381ede23126</meta:generator>
    <meta:document-statistic meta:table-count="0" meta:image-count="0" meta:object-count="0" meta:page-count="3" meta:paragraph-count="67" meta:word-count="122" meta:character-count="4905" meta:non-whitespace-character-count="4156"/>
  </office:meta>
</office:document-meta>
</file>